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paragraph-rsid="00248266"/>
    </style:style>
    <style:style style:name="T1" style:family="text">
      <style:text-properties officeooo:rsid="0021183f"/>
    </style:style>
    <style:style style:name="T2" style:family="text">
      <style:text-properties officeooo:rsid="00248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2">Invalid link</text:span></text:h>
      <text:p text:style-name="Text_20_body"><text:a xlink:type="simple" xlink:href="py3o://function=&quot;format_amount(amount, '%0.2f %%')&quot;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6-04-04T18:12:01.717143779</dc:date>
    <meta:editing-duration>PT3H38M38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7" meta:character-count="37" meta:non-whitespace-character-count="32"/>
  </office:meta>
</office:document-meta>
</file>